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afeMockingProgress.mocking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afeMockingProgres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SafeMockingProgress.ThreadSafeMocking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